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P2" style:family="paragraph" style:parent-style-name="Heading_20_1">
      <style:paragraph-properties fo:margin-top="0.222in" fo:margin-bottom="0in" loext:contextual-spacing="false" fo:line-height="120%" style:writing-mode="lr-tb"/>
    </style:style>
    <style:style style:name="P3" style:family="paragraph" style:parent-style-name="Heading_20_2">
      <style:paragraph-properties fo:margin-top="0.139in" fo:margin-bottom="0in" loext:contextual-spacing="false" fo:line-height="100%" style:writing-mode="lr-tb"/>
    </style:style>
    <style:style style:name="P4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P5" style:family="paragraph" style:parent-style-name="Heading_20_3">
      <style:paragraph-properties fo:margin-top="0in" fo:margin-bottom="0in" loext:contextual-spacing="false" fo:line-height="120%" style:writing-mode="lr-tb"/>
    </style:style>
    <style:style style:name="P6" style:family="paragraph" style:parent-style-name="Heading_20_3">
      <style:paragraph-properties fo:margin-top="0.1402in" fo:margin-bottom="0in" loext:contextual-spacing="false" fo:line-height="120%" style:writing-mode="lr-tb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style:font-size-asian="8pt" style:font-style-asian="normal" style:font-weight-asian="bold" style:font-name-complex="Lato" style:font-size-complex="8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9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pt" fo:font-style="normal" style:text-underline-style="none" fo:font-weight="bold" style:font-size-asian="15pt" style:font-style-asian="normal" style:font-weight-asian="bold" style:font-name-complex="Playfair Display"/>
    </style:style>
    <style:style style:name="P10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fo:font-weight="normal" style:font-weight-asian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13" style:family="paragraph" style:parent-style-name="Text_20_body">
      <style:paragraph-properties fo:margin-top="0in" fo:margin-bottom="0in" loext:contextual-spacing="false" fo:line-height="135%" fo:text-align="center" style:justify-single-word="false" style:writing-mode="lr-tb"/>
    </style:style>
    <style:style style:name="P14" style:family="paragraph" style:parent-style-name="Text_20_body">
      <style:paragraph-properties fo:margin-top="0.139in" fo:margin-bottom="0in" loext:contextual-spacing="false" fo:line-height="100%" style:writing-mode="lr-tb"/>
    </style:style>
    <style:style style:name="P1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font-size-asian="10pt" style:font-style-asian="normal" style:font-weight-asian="normal" style:font-name-complex="Trebuchet MS" style:font-size-complex="10pt"/>
    </style:style>
    <style:style style:name="P1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17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18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1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2" style:family="paragraph" style:parent-style-name="Text_20_body" style:list-style-name="WW8Num8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3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24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25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</style:style>
    <style:style style:name="P2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8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2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30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P31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font-size-asian="10pt" style:font-style-asian="normal" style:font-weight-asian="normal" style:font-name-complex="Trebuchet MS" style:font-size-complex="10pt"/>
    </style:style>
    <style:style style:name="P32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font-size-asian="10pt" style:font-style-asian="normal" style:font-weight-asian="normal" style:font-name-complex="Trebuchet MS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Lato" fo:font-size="7.5pt" fo:font-style="normal" style:text-underline-style="none" fo:font-weight="bold" style:font-size-asian="7.5pt" style:font-style-asian="normal" style:font-weight-asian="bold" style:font-name-complex="Lato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7.5pt" fo:font-style="normal" style:text-underline-style="none" fo:font-weight="bold" style:font-name-asian="Arial Unicode MS1" style:font-size-asian="7.5pt" style:font-style-asian="normal" style:font-weight-asian="bold" style:font-name-complex="Lato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language="en" fo:country="US" fo:font-style="normal" style:text-underline-style="none" fo:font-weight="normal" style:letter-kerning="true" style:font-name-asian="Arial Unicode MS1" style:font-size-asian="10pt" style:language-asian="zh" style:country-asian="CN" style:font-style-asian="normal" style:font-weight-asian="normal" style:font-name-complex="Lato" style:font-size-complex="10pt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ucida Grande" fo:font-size="7.5pt" fo:font-style="normal" style:text-underline-style="none" fo:font-weight="bold" style:font-name-asian="Lucida Grande" style:font-size-asian="7.5pt" style:font-style-asian="normal" style:font-weight-asian="bold" style:font-name-complex="Lucida Grande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18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19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2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22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fo:background-color="#ffffff"/>
    </style:style>
    <style:style style:name="T24" style:family="text">
      <style:text-properties fo:font-weight="normal" style:font-weight-asian="normal"/>
    </style:style>
    <style:style style:name="T25" style:family="text">
      <style:text-properties fo:font-size="10pt" fo:font-weight="normal" style:font-size-asian="10pt" style:font-weight-asian="normal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f181235a-b7fe-9cc7-b3"/>Greg Sandell</text:p>
      <text:p text:style-name="P7">Los Angeles, CA</text:p>
      <text:p text:style-name="P13"><text:span text:style-name="T1">(213) 479-0790 <text:s/></text:span><text:span text:style-name="T10">•</text:span><text:span text:style-name="T2"> </text:span><text:span text:style-name="T1"><text:s/></text:span><text:a xlink:type="simple" xlink:href="mailto:GREG.SANDELL@GMAIL.COM" text:style-name="Internet_20_link" text:visited-style-name="Visited_20_Internet_20_Link"><text:span text:style-name="Internet_20_link"><text:span text:style-name="T1">GREG.SANDELL@GMAIL.COM</text:span></text:span></text:a><text:span text:style-name="T1"> <text:s/></text:span><text:span text:style-name="T10">•</text:span><text:span text:style-name="T2"> </text:span><text:span text:style-name="T1"><text:s/></text:span><text:span text:style-name="T3">Portfolio/code: </text:span><text:a xlink:type="simple" xlink:href="http://gregsandell.com/" text:style-name="Internet_20_link" text:visited-style-name="Visited_20_Internet_20_Link"><text:span text:style-name="Internet_20_link"><text:span text:style-name="T3">gregsandell.com</text:span></text:span></text:a></text:p>
      <text:h text:style-name="P1" text:outline-level="1">About Me</text:h>
      <text:p text:style-name="P14"><text:span text:style-name="T4">I provide client Web Application solutions of high quality and reliability using Javascript/ Node.js/ React/ ES6/ Babel/ Wepack. </text:span><text:span text:style-name="T6">I use the latest ES6 Javascript features to write more declarative, compact</text:span><text:span text:style-name="T4"> and readable code. <text:s/>I use WebPack as an app bundler, as a web server with watchers for automatic page refresh, loaders for automatic transpiling of SASS and namespaced-CSS (classnames) and the Babel plugin to transpile advanced Javascript versions down to </text:span><text:span text:style-name="T6">ES5</text:span><text:span text:style-name="T4"> (to ensure code can run on every browser. <text:s/>I am also an accomplished classical pianist, electric bass player, and composer.</text:span></text:p>
      <text:h text:style-name="P1" text:outline-level="1">Experience</text:h>
      <text:h text:style-name="P3" text:outline-level="2"><text:span text:style-name="T20">OCT 2017 – </text:span><text:span text:style-name="T21">MAY 2020</text:span></text:h>
      <text:h text:style-name="P5" text:outline-level="3"><text:span text:style-name="T11">Crocs Inc.</text:span><text:span text:style-name="T17"> –</text:span><text:span text:style-name="T15"> </text:span><text:span text:style-name="T13"><text:s/></text:span><text:span text:style-name="T14">SDET (Software Development Engineer in Test)</text:span></text:h>
      <text:list xml:id="list1953808968" text:style-name="WW8Num2">
        <text:list-item>
          <text:p text:style-name="P19">Javascript/web programmer in Node.js, React, ES6, Babel, WebPack and Salesforce Commerce Cloud (a.k.a. SFCC/DemandWare) for company eCommerce site with $1.2 bil in 2019 sales </text:p>
        </text:list-item>
        <text:list-item>
          <text:p text:style-name="P19">Integrate SFCC with third party eCommerce services: PayPal, Givex giftcards, Adyen, CardConnect, Signal Tag Manager, Kount Fraud Manager, Olapic, Narvar, and Adobe Audience Manager analytics</text:p>
        </text:list-item>
        <text:list-item>
          <text:p text:style-name="P19">Support crocs.com sites in 8 different languages, 14 countries/locales, 7 payment processors</text:p>
        </text:list-item>
        <text:list-item>
          <text:p text:style-name="P19">Develop custom multi-tiered web applications including SQL, REST services, Ajax, token based authentication, pub/sub messaging, Bash shell scripts, AWS, and BrowserStack cloud components. <text:s/>Stack includes: <text:s/>Node.js, React/Redux, Express, Sqlite, WebSockets, Bootstrap, Material-UI.</text:p>
        </text:list-item>
        <text:list-item>
          <text:p text:style-name="P19">Develop reusable tools for UI automation and load testing; solve latency, asynchrony, and race condition issues; write CSS queries that work reliably across major mobile and desktop web browsers navigators.</text:p>
        </text:list-item>
        <text:list-item>
          <text:p text:style-name="P19">Provide Automated UI Test coverage for the eCommerce site including all phases of the purchase lifecycle, shopping cart interaction, product returns, payment processing, user profile and fraud detection. <text:s/>Tech stack: <text:s/>internJS, leadfoot, eureQa, BrowserStack cloud</text:p>
        </text:list-item>
        <text:list-item>
          <text:p text:style-name="P19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19">Work with new fulfillment/distribution centers coming online by creating bulk test orders in the SAP Supply chain</text:p>
        </text:list-item>
      </text:list>
      <text:h text:style-name="P4" text:outline-level="2">AUG 2017 – NOV 2017</text:h>
      <text:h text:style-name="P5" text:outline-level="3"><text:span text:style-name="T11">UC Irvine / Trilogy Ed</text:span><text:span text:style-name="T17"> –</text:span><text:span text:style-name="T15"> Part Time </text:span><text:span text:style-name="T13">Course Instructor</text:span></text:h>
      <text:list xml:id="list145338701444014" text:continue-numbering="true" text:style-name="WW8Num2">
        <text:list-item>
          <text:p text:style-name="P19">Instructor for “Fullstack Developer” bootcamp, teaching HTML, CSS, Git, Bootstrap, Javascript, jQuery, Ajax, Firebase, Node.js</text:p>
        </text:list-item>
      </text:list>
      <text:h text:style-name="P4" text:outline-level="2">APR 2016 – JUNE 2017</text:h>
      <text:h text:style-name="P5" text:outline-level="3"><text:span text:style-name="T11">Ten-X, Irvine, CA</text:span><text:span text:style-name="T17"> </text:span><text:span text:style-name="T15">- </text:span><text:span text:style-name="T13">Sr. Software Engineer</text:span></text:h>
      <text:list xml:id="list145338779928021" text:continue-numbering="true" text:style-name="WW8Num2">
        <text:list-item>
          <text:p text:style-name="P16"><text:span text:style-name="T4">Developed presentation layer and application logic for hosted web application </text:span><text:span text:style-name="T8">auction.com</text:span><text:span text:style-name="T4">, a Real Estate auction transaction platform in Node.js, React/Redux, ES6, Babel and WebPack</text:span></text:p>
        </text:list-item>
        <text:list-item>
          <text:p text:style-name="P19">Responsible for features Search &amp; Discovery, Event Details, Calendar, User prefs and personalization, and Home page written in AngularJS 1.4, React/Redux, ES6, ArcGIS, and Python</text:p>
        </text:list-item>
        <text:list-item>
          <text:p text:style-name="P23"><text:soft-page-break/><text:span text:style-name="T4">Wrote QA Automation tests using Selenium and Nightwatch (demo: </text:span><text:a xlink:type="simple" xlink:href="http://bit.ly/2wUjFcS" text:style-name="Internet_20_link" text:visited-style-name="Visited_20_Internet_20_Link"><text:span text:style-name="Internet_20_link"><text:span text:style-name="T4">http://bit.ly/2wUjFcS</text:span></text:span></text:a><text:span text:style-name="T4">)</text:span></text:p>
        </text:list-item>
        <text:list-item>
          <text:p text:style-name="P26">Design and troubleshooting of REST and JSON-based backend, services, Omniture tracking to and LaunchDarkly feature flags</text:p>
        </text:list-item>
      </text:list>
      <text:p text:style-name="P8"/>
      <text:h text:style-name="P4" text:outline-level="2">OCT 2015 - MAR 2016</text:h>
      <text:h text:style-name="P5" text:outline-level="3"><text:span text:style-name="T11">John Deere, remote</text:span><text:span text:style-name="T17"> </text:span><text:span text:style-name="T15">- </text:span><text:span text:style-name="T13">Front End Developer Consultant</text:span></text:h>
      <text:list xml:id="list145339543477352" text:continue-numbering="true" text:style-name="WW8Num2">
        <text:list-item>
          <text:p text:style-name="P26">Developed AngularJS controllers, views, directives and services for <text:s/>hosted web application 'Sales Center', a 'build-a-Deere' tool for sales reps</text:p>
        </text:list-item>
        <text:list-item>
          <text:p text:style-name="P26">Wrote test coverage in Mocha, Sinon and Chai</text:p>
        </text:list-item>
        <text:list-item>
          <text:p text:style-name="P26">Collaborated with Back End team on design and troubleshooting of REST/JSON-based services</text:p>
        </text:list-item>
      </text:list>
      <text:h text:style-name="P4" text:outline-level="2">NOV 2014 - AUG 2015</text:h>
      <text:h text:style-name="P5" text:outline-level="3"><text:span text:style-name="T11">CyberCoders, Irvine, CA</text:span><text:span text:style-name="T17"> </text:span><text:span text:style-name="T15">- </text:span><text:span text:style-name="T13">Front End Java Developer</text:span></text:h>
      <text:list xml:id="list145339050914359" text:continue-numbering="true" text:style-name="WW8Num2">
        <text:list-item>
          <text:p text:style-name="P19">Developer for hosted web application 'Compass', a CRM platform for Recruiters.</text:p>
        </text:list-item>
        <text:list-item>
          <text:p text:style-name="P26">Created UI widgets and application logic for workflow tools in Sencha ExtJS 4.0.7 Javascript </text:p>
        </text:list-item>
        <text:list-item>
          <text:p text:style-name="P26">Wrote backend Ajax/JSON components, test coverage in Jasmine, stress testing with jMeter</text:p>
        </text:list-item>
      </text:list>
      <text:h text:style-name="P4" text:outline-level="2">NOV 2013 - JUNE 2014</text:h>
      <text:h text:style-name="P5" text:outline-level="3"><text:span text:style-name="T11">Sears Holding Corporation, Chicago, IL</text:span><text:span text:style-name="T17"> </text:span><text:span text:style-name="T15">- </text:span><text:span text:style-name="T13">Developer</text:span></text:h>
      <text:list xml:id="list3709591854" text:style-name="WW8Num3">
        <text:list-item>
          <text:p text:style-name="P20">Member of Core Mobile team supporting mobile version of sears.com E-Commerce site </text:p>
        </text:list-item>
        <text:list-item>
          <text:p text:style-name="P27">Wrote AngularJS controllers, views, and services, UIs in HTML5/CSS3 from Photoshop PSDs, REST web services in coordination.</text:p>
        </text:list-item>
        <text:list-item>
          <text:p text:style-name="P24"><text:span text:style-name="T4">Launched mobile version of new fatures </text:span><text:span text:style-name="T8">Shop Your Way</text:span><text:span text:style-name="T4"> (loyalty card) and </text:span><text:span text:style-name="T8">Shop Your Way Max</text:span><text:span text:style-name="T4"> (Sears version of Amazon Prime).</text:span></text:p>
        </text:list-item>
      </text:list>
      <text:h text:style-name="P4" text:outline-level="2">AUG 2012 - AUG 2013</text:h>
      <text:h text:style-name="P5" text:outline-level="3"><text:span text:style-name="T11">Pathfinder Software</text:span><text:span text:style-name="T12"> (now </text:span><text:a xlink:type="simple" xlink:href="http://orthogonal.io/" text:style-name="Internet_20_link" text:visited-style-name="Visited_20_Internet_20_Link"><text:span text:style-name="Internet_20_link"><text:span text:style-name="T24">orthogonal.io</text:span></text:span></text:a><text:span text:style-name="T12">)</text:span><text:span text:style-name="T11">, Chicago, IL</text:span><text:span text:style-name="T17"> </text:span><text:span text:style-name="T15">- </text:span><text:span text:style-name="T13">Senior Software Engineer</text:span></text:h>
      <text:list xml:id="list1957531737" text:style-name="WW8Num4">
        <text:list-item>
          <text:p text:style-name="P21">Wrote mobile apps (iPhone, iPad) for medical clients Kimberly-Clark, Haemonetics, and Amer. Assn. of Critical Care Nurses in hybrid web/iOS AngularJS and jQuery Mobile, Trigger.io, TestFlight, and Rails/Heroku</text:p>
        </text:list-item>
      </text:list>
      <text:list xml:id="list4032401580" text:style-name="WW8Num5">
        <text:list-item>
          <text:p text:style-name="P25"><text:span text:style-name="T4">Lead developer on iPhone app that was deployed in Apple AppStore (</text:span><text:span text:style-name="T7">AACN Bedside</text:span><text:span text:style-name="T5">)</text:span></text:p>
        </text:list-item>
        <text:list-item>
          <text:p text:style-name="P25"><text:span text:style-name="T4">Lead developer </text:span><text:span text:style-name="T5">for web-based census and demographic data-mining tool </text:span><text:span text:style-name="T4">(</text:span><text:span text:style-name="T8">MetroPulse Chicago</text:span><text:span text:style-name="T4">: <text:s/>demo: </text:span><text:a xlink:type="simple" xlink:href="http://bit.ly/2wU5Yun" text:style-name="Internet_20_link" text:visited-style-name="Visited_20_Internet_20_Link"><text:span text:style-name="Internet_20_link"><text:span text:style-name="T22">http://bit.ly/2wU5Yun</text:span></text:span></text:a><text:span text:style-name="T4">)</text:span></text:p>
        </text:list-item>
        <text:list-item>
          <text:p text:style-name="P25"><text:span text:style-name="T4">Lead developer on an iPad ‘concierge’ app to connect heart patients, their nurses and caregivers (</text:span><text:span text:style-name="T7">ContinuCare)</text:span><text:span text:style-name="T5"> and <text:s/>a blood drive simulation sales tool for the iPad (</text:span><text:span text:style-name="T9">Automated Whole Blood Collector)</text:span></text:p>
        </text:list-item>
      </text:list>
      <text:h text:style-name="P4" text:outline-level="2">APR 2010 - AUG 2012</text:h>
      <text:h text:style-name="P5" text:outline-level="3"><text:span text:style-name="T11">Truven Health Analytics, Chicago, IL</text:span><text:span text:style-name="T17"> </text:span><text:span text:style-name="T15">- </text:span><text:span text:style-name="T13">Senior Software Engineer</text:span></text:h>
      <text:list xml:id="list1132349878" text:style-name="WW8Num6">
        <text:list-item>
          <text:p text:style-name="P17"><text:span text:style-name="T4">Developed hosted web applications </text:span><text:span text:style-name="T7">CareDiscovery</text:span><text:span text:style-name="T4"> and </text:span><text:span text:style-name="T7">IntegrationDiscovery</text:span><text:span text:style-name="T4">, Business Intelligence and data mining tools for a 4 TB Oracle OLAP Data Warehouse of Hospital Billing data</text:span></text:p>
        </text:list-item>
        <text:list-item>
          <text:p text:style-name="P28">Created servlet- and portal-based J2EE web applications for IBM Websphere Portal 5, Tomcat 6 &amp; Glassfish in Java 1.4 &amp; 6 Servlets, JSP, jQuery Javascript, <text:s/>PL/SQL stored procedures</text:p>
        </text:list-item>
      </text:list>
      <text:h text:style-name="P4" text:outline-level="2">OCT 2008 - MAR 2010</text:h>
      <text:h text:style-name="P5" text:outline-level="3"><text:span text:style-name="T11">iCrossing, Chicago, IL</text:span><text:span text:style-name="T17"> </text:span><text:span text:style-name="T15">- </text:span><text:span text:style-name="T13">Senior Software Engineer</text:span></text:h>
      <text:list xml:id="list280702" text:style-name="WW8Num7">
        <text:list-item>
          <text:p text:style-name="P18"><text:span text:style-name="T4">Front End Developer for hosted web application </text:span><text:span text:style-name="T7">Merchantize</text:span><text:span text:style-name="T4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29"><text:soft-page-break/>Consumed streaming XML-based product feeds for clients Sears, The Gap, Hilton, Lands End, LEGO, and Williams Sonoma with cron-based processes written in Perl, Bash, SMTP &amp; Java. </text:p>
        </text:list-item>
        <text:list-item>
          <text:p text:style-name="P29">Wrote PDF reports in Apache POI Java, cleaned product feeds and resolved Mysql data integrity issues</text:p>
        </text:list-item>
      </text:list>
      <text:h text:style-name="P4" text:outline-level="2">FEB 2008 - OCT 2008</text:h>
      <text:h text:style-name="P5" text:outline-level="3"><text:span text:style-name="T11">Chicago Tribune, Chicago, IL</text:span><text:span text:style-name="T17"> </text:span><text:span text:style-name="T15">- </text:span><text:span text:style-name="T13">Senior Internet Applications Developer</text:span></text:h>
      <text:list xml:id="list34029977" text:style-name="WW8Num8">
        <text:list-item>
          <text:p text:style-name="P22">Developed web software and content management behind all of Tribune Corp's newspaper, radio and television websites, including Chicago Tribune, LA Times, Red Eye. </text:p>
        </text:list-item>
        <text:list-item>
          <text:p text:style-name="P30">Developed code in Java 1.5 on J2EE platform including Oracle Application Server 10g, Oracle DB 10g, FAST search server, Sun Webserver (iPlanet) and TopLink 9.0 for web services. </text:p>
        </text:list-item>
        <text:list-item>
          <text:p text:style-name="P30">Created scheduled jobs for sweeping expired database content and JMeter test plans to simulate heavy load on high-profile chicagotribune.com website. </text:p>
        </text:list-item>
      </text:list>
      <text:h text:style-name="P1" text:outline-level="1">Education</text:h>
      <text:h text:style-name="P5" text:outline-level="3"><text:span text:style-name="T11">Northwestern University, Evanston, IL</text:span><text:span text:style-name="T16"> – </text:span><text:span text:style-name="T13">PhD Music Theory</text:span></text:h>
      <text:p text:style-name="P11"><text:span text:style-name="T4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2">http://bit.ly/2wUbFZq</text:span></text:span></text:a></text:p>
      <text:h text:style-name="P6" text:outline-level="3"><text:span text:style-name="T11">Eastman School of Music, Rochester, NY</text:span><text:span text:style-name="T16"> – </text:span><text:span text:style-name="T13">MA Music Theory</text:span></text:h>
      <text:p text:style-name="P11"><text:span text:style-name="T4">Analysis techniques on classical and 20th Century music. Formal computer programming studies. Thesis on Edgard Var</text:span><text:span text:style-name="T23">èse: </text:span><text:a xlink:type="simple" xlink:href="https://bit.ly/3bGS1k4" text:style-name="Internet_20_link" text:visited-style-name="Visited_20_Internet_20_Link"><text:span text:style-name="Internet_20_link"><text:span text:style-name="T25">https://bit.ly/3bGS1k4</text:span></text:span></text:a><text:span text:style-name="T23">.</text:span></text:p>
      <text:h text:style-name="P6" text:outline-level="3"><text:span text:style-name="T11">California State University, Los Angeles, CA</text:span><text:span text:style-name="T16"> – </text:span><text:span text:style-name="T13">BM Piano Performance</text:span></text:h>
      <text:p text:style-name="P12">Performed Junior and Senior recitals, placed in competitions, and performed Beethoven concerto with orchestra.</text:p>
      <text:h text:style-name="P2" text:outline-level="1"><text:span text:style-name="T18">Certifications</text:span><text:span text:style-name="T19"> </text:span></text:h>
      <text:p text:style-name="P31">March 2005: Sun Certified Web Component Developer for J2EE 1.4 (SCWCD)</text:p>
      <text:p text:style-name="P15">Apr 2004: Sun Certified Programmer for the Java 2 Platform 1.4 (SCJP)</text:p>
      <text:h text:style-name="P1" text:outline-level="1">References</text:h>
      <text:p text:style-name="P32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fo:font-size="24pt" fo:font-weight="bold" style:font-name-asian="Arial Unicode MS1" style:font-family-asian="'Arial Unicode MS'" style:font-family-generic-asian="swiss" style:font-pitch-asian="variable" style:font-size-asian="24pt" style:font-weight-asian="bold" style:font-name-complex="Arial Unicode MS1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name-complex="Arial Unicode MS1" style:font-family-complex="'Arial Unicode M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name-complex="Arial Unicode MS1" style:font-family-complex="'Arial Unicode MS'" style:font-family-generic-complex="swiss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05T12:23:47.686839900</dc:date>
    <meta:print-date>1995-11-21T17:41:00</meta:print-date>
    <meta:editing-cycles>64</meta:editing-cycles>
    <meta:editing-duration>PT1H25M6S</meta:editing-duration>
    <meta:generator>LibreOffice/6.3.1.2$MacOSX_X86_64 LibreOffice_project/b79626edf0065ac373bd1df5c28bd630b4424273</meta:generator>
    <meta:document-statistic meta:table-count="0" meta:image-count="0" meta:object-count="0" meta:page-count="3" meta:paragraph-count="73" meta:word-count="1071" meta:character-count="7328" meta:non-whitespace-character-count="6330"/>
  </office:meta>
</office:document-meta>
</file>